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ole-draw-aspect="1"/>
    </style:style>
    <style:style style:name="gr2" style:family="graphic">
      <style:graphic-properties style:protect="size"/>
    </style:style>
    <style:style style:name="pr1" style:family="presentation" style:parent-style-name="Diapositiva_20_de_20_título-notes">
      <style:graphic-properties draw:fill-color="#ffffff" fo:min-height="12.572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iapositiva_20_de_20_título" presentation:presentation-page-layout-name="AL1T0">
        <draw:frame draw:name="Gráfico 2" draw:style-name="gr1" draw:text-style-name="P1" draw:layer="layout" svg:width="33.866cm" svg:height="19.049cm" svg:x="0cm" svg:y="0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a_20_de_20_título-background" style:display-name="Diapositiva de título-background" style:family="presentation">
      <style:graphic-properties draw:stroke="none" draw:fill="solid" draw:fill-color="#ffffff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shrink-to-fit" style:shrink-to-fit="true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style:rfc-language-tag="en-150" fo:language="en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rfc-language-tag-asian="en-150" style:language-asian="en" style:font-style-asian="normal" style:font-weight-asian="normal" style:font-name-complex="Lohit Devanagari" style:font-family-complex="'Lohit Devanagari'" style:font-family-generic-complex="system" style:font-pitch-complex="variable" style:font-size-complex="28pt" style:rfc-language-tag-complex="en-150" style:language-complex="en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.1cm" fo:margin-bottom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.1cm" fo:margin-bottom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.1cm" fo:margin-bottom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.1cm" fo:margin-bottom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.1cm" fo:margin-bottom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style:rfc-language-tag="en-150" fo:language="en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rfc-language-tag-asian="en-150" style:language-asian="en" style:font-style-asian="normal" style:font-weight-asian="normal" style:font-name-complex="Lohit Devanagari" style:font-family-complex="'Lohit Devanagari'" style:font-family-generic-complex="system" style:font-pitch-complex="variable" style:font-size-complex="18pt" style:rfc-language-tag-complex="en-150" style:language-complex="en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iapositiva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a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a_20_de_20_título-backgroundobjects">
      <style:graphic-properties draw:stroke="none" draw:fill="none" draw:fill-color="#ffffff" draw:auto-grow-height="false" fo:min-height="1.397cm"/>
    </style:style>
    <style:style style:name="Mpr4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iapositiva_20_de_20_título" style:display-name="Diapositiva de título" style:page-layout-name="PM1" draw:style-name="Mdp1">
      <draw:frame draw:name="Título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Haga clic para modificar el estilo de título del patrón</text:span></text:p>
        </draw:text-box>
      </draw:frame>
      <draw:frame draw:name="Marcador de fecha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9-10-06">10/6/19</text:date></text:span></text:p>
        </draw:text-box>
      </draw:frame>
      <draw:frame draw:name="Marcador de pie de página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Marcador de número de diapositiva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Diapositiva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a_20_de_20_título-title" draw:layer="backgroundobjects" svg:width="18.624cm" svg:height="10.476cm" svg:x="1.482cm" svg:y="2.123cm" presentation:class="page"/>
        <draw:frame presentation:style-name="Diapositiva_20_de_20_título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sentación de PowerPoint</dc:title>
    <meta:initial-creator>Leonardo Camus</meta:initial-creator>
    <meta:editing-cycles>8</meta:editing-cycles>
    <meta:creation-date>2017-08-06T02:04:24</meta:creation-date>
    <dc:date>2019-10-06T18:15:59.020685758</dc:date>
    <meta:editing-duration>PT1H29M49S</meta:editing-duration>
    <meta:generator>LibreOffice/6.0.7.3$Linux_X86_64 LibreOffice_project/00m0$Build-3</meta:generator>
    <meta:document-statistic meta:object-count="24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anorámica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loext:min-decimal-places="2" number:min-integer-digits="1"/>
      <number:text>%</number:text>
    </number:percentage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draw:fill="none" draw:fill-color="#d9d9d9"/>
      <style:text-properties fo:color="#000000" style:text-position="0% 100%" fo:font-family="'Playfair display'" style:font-style-name="Regular" fo:font-size="24pt" style:font-size-asian="24pt" style:font-family-complex="LMRomanM" style:font-size-complex="24pt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10036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 style:rotation-angle="90"/>
      <style:graphic-properties svg:stroke-width="0.026cm"/>
      <style:text-properties fo:color="#000000" style:text-position="0% 100%" fo:font-family="'Playfair display'" style:font-style-name="Regular" fo:font-size="20pt" style:font-size-asian="20pt" style:font-family-complex="LMRomanM" style:font-size-complex="20pt"/>
    </style:style>
    <style:style style:name="ch5" style:family="chart">
      <style:chart-properties style:rotation-angle="0"/>
      <style:text-properties fo:color="#000000" style:text-position="0% 100%" fo:font-family="'Playfair display'" style:font-style-name="Regular" fo:font-size="24pt" style:font-size-asian="24pt" style:font-weight-asian="bold" style:font-family-complex="LMRomanM" style:font-size-complex="24pt" style:font-weight-complex="bold"/>
    </style:style>
    <style:style style:name="ch6" style:family="chart" style:data-style-name="N11">
      <style:chart-properties chart:display-label="true" chart:tick-marks-major-inner="false" chart:tick-marks-major-outer="false" chart:logarithmic="false" chart:origin="0" chart:interval-minor-divisor="5" chart:gap-width="0" chart:overlap="100" chart:reverse-direction="false" text:line-break="false" loext:try-staggering-first="false" chart:link-data-style-to-source="false" chart:axis-position="1" chart:tick-mark-position="at-axis"/>
      <style:graphic-properties svg:stroke-width="0.018cm"/>
      <style:text-properties fo:color="#000000" style:text-position="0% 100%" fo:font-family="'Playfair Display'" style:font-style-name="Regular" fo:font-size="24pt" style:font-size-asian="24pt" style:font-family-complex="LMRomanM" style:font-size-complex="24pt"/>
    </style:style>
    <style:style style:name="ch7" style:family="chart">
      <style:chart-properties style:rotation-angle="90"/>
      <style:text-properties fo:color="#000000" style:text-position="0% 100%" fo:font-family="'Playfair display'" style:font-style-name="Regular" fo:font-size="24pt" style:font-size-asian="24pt" style:font-weight-asian="bold" style:font-family-complex="LMRomanM" style:font-size-complex="24pt" style:font-weight-complex="bold"/>
    </style:style>
    <style:style style:name="ch8" style:family="chart" style:data-style-name="N11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808080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11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0000" draw:opacity="60%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33.867cm" svg:height="19.05cm" xlink:href="." xlink:type="simple" chart:class="chart:bar" chart:style-name="ch1">
        <chart:legend svg:x="20.718cm" svg:y="6.197cm" style:legend-expansion="custom" chartooo:width="8.16cm" chartooo:height="2.521cm" style:legend-expansion-aspect-ratio="3.2368107893693" chart:style-name="ch2"/>
        <chart:plot-area chart:style-name="ch3" chart:data-source-has-labels="both" svg:x="2.843cm" svg:y="1.195cm" svg:width="28.226cm" svg:height="15.803cm">
          <chartooo:coordinate-region svg:x="5.59cm" svg:y="1.7cm" svg:width="25.194cm" svg:height="10.435cm"/>
          <chart:axis chart:dimension="x" chart:name="primary-x" chart:style-name="ch4" chartooo:axis-type="auto">
            <chartooo:date-scale/>
            <chart:title svg:x="13.283cm" svg:y="17.005cm" chart:style-name="ch5">
              <text:p>Travel Distance [m]</text:p>
            </chart:title>
            <chart:categories table:cell-range-address="local-table.$A$2:.$A$102"/>
          </chart:axis>
          <chart:axis chart:dimension="y" chart:name="primary-y" chart:style-name="ch6">
            <chart:title svg:x="0.654cm" svg:y="11.605cm" chart:style-name="ch7">
              <text:p>Relative Frequency</text:p>
            </chart:title>
          </chart:axis>
          <chart:series chart:style-name="ch8" chart:values-cell-range-address="local-table.$B$2:.$B$102" chart:label-cell-address="local-table.$B$1" chart:class="chart:bar">
            <chart:data-point chart:repeated="101"/>
          </chart:series>
          <chart:series chart:style-name="ch9" chart:values-cell-range-address="local-table.$C$2:.$C$102" chart:label-cell-address="local-table.$C$1" chart:class="chart:bar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tances - 10%</text:p>
              </table:table-cell>
              <table:table-cell office:value-type="string">
                <text:p>Distances - 1%</text:p>
              </table:table-cell>
            </table:table-row>
          </table:table-header-rows>
          <table:table-rows>
            <table:table-row>
              <table:table-cell office:value-type="string">
                <text:p>0-500</text:p>
              </table:table-cell>
              <table:table-cell office:value-type="float" office:value="0.00852516971243457">
                <text:p>0.00852516971243457</text:p>
              </table:table-cell>
              <table:table-cell office:value-type="float" office:value="0.00792387772694118">
                <text:p>0.00792387772694118</text:p>
              </table:table-cell>
            </table:table-row>
            <table:table-row>
              <table:table-cell office:value-type="string">
                <text:p>500-1000</text:p>
              </table:table-cell>
              <table:table-cell office:value-type="float" office:value="0.0302559270391284">
                <text:p>0.0302559270391284</text:p>
              </table:table-cell>
              <table:table-cell office:value-type="float" office:value="0.0291426297990849">
                <text:p>0.0291426297990849</text:p>
              </table:table-cell>
            </table:table-row>
            <table:table-row>
              <table:table-cell office:value-type="string">
                <text:p>1000-1500</text:p>
              </table:table-cell>
              <table:table-cell office:value-type="float" office:value="0.0512473090176281">
                <text:p>0.0512473090176281</text:p>
              </table:table-cell>
              <table:table-cell office:value-type="float" office:value="0.0473774948610835">
                <text:p>0.0473774948610835</text:p>
              </table:table-cell>
            </table:table-row>
            <table:table-row>
              <table:table-cell office:value-type="string">
                <text:p>1500-2000</text:p>
              </table:table-cell>
              <table:table-cell office:value-type="float" office:value="0.0621522356647156">
                <text:p>0.0621522356647156</text:p>
              </table:table-cell>
              <table:table-cell office:value-type="float" office:value="0.0568927789934355">
                <text:p>0.0568927789934355</text:p>
              </table:table-cell>
            </table:table-row>
            <table:table-row>
              <table:table-cell office:value-type="string">
                <text:p>2000-2500</text:p>
              </table:table-cell>
              <table:table-cell office:value-type="float" office:value="0.067331302057183">
                <text:p>0.067331302057183</text:p>
              </table:table-cell>
              <table:table-cell office:value-type="float" office:value="0.0634573304157549">
                <text:p>0.0634573304157549</text:p>
              </table:table-cell>
            </table:table-row>
            <table:table-row>
              <table:table-cell office:value-type="string">
                <text:p>2500-3000</text:p>
              </table:table-cell>
              <table:table-cell office:value-type="float" office:value="0.0622313316321969">
                <text:p>0.0622313316321969</text:p>
              </table:table-cell>
              <table:table-cell office:value-type="float" office:value="0.0592135800013262">
                <text:p>0.0592135800013262</text:p>
              </table:table-cell>
            </table:table-row>
            <table:table-row>
              <table:table-cell office:value-type="string">
                <text:p>3000-3500</text:p>
              </table:table-cell>
              <table:table-cell office:value-type="float" office:value="0.0588783504020139">
                <text:p>0.0588783504020139</text:p>
              </table:table-cell>
              <table:table-cell office:value-type="float" office:value="0.0563623101916319">
                <text:p>0.0563623101916319</text:p>
              </table:table-cell>
            </table:table-row>
            <table:table-row>
              <table:table-cell office:value-type="string">
                <text:p>3500-4000</text:p>
              </table:table-cell>
              <table:table-cell office:value-type="float" office:value="0.052567867779054">
                <text:p>0.052567867779054</text:p>
              </table:table-cell>
              <table:table-cell office:value-type="float" office:value="0.0526490285790067">
                <text:p>0.0526490285790067</text:p>
              </table:table-cell>
            </table:table-row>
            <table:table-row>
              <table:table-cell office:value-type="string">
                <text:p>4000-4500</text:p>
              </table:table-cell>
              <table:table-cell office:value-type="float" office:value="0.0480593976326233">
                <text:p>0.0480593976326233</text:p>
              </table:table-cell>
              <table:table-cell office:value-type="float" office:value="0.0480074265632253">
                <text:p>0.0480074265632253</text:p>
              </table:table-cell>
            </table:table-row>
            <table:table-row>
              <table:table-cell office:value-type="string">
                <text:p>4500-5000</text:p>
              </table:table-cell>
              <table:table-cell office:value-type="float" office:value="0.0444416168591335">
                <text:p>0.0444416168591335</text:p>
              </table:table-cell>
              <table:table-cell office:value-type="float" office:value="0.0431337444466547">
                <text:p>0.0431337444466547</text:p>
              </table:table-cell>
            </table:table-row>
            <table:table-row>
              <table:table-cell office:value-type="string">
                <text:p>5000-5500</text:p>
              </table:table-cell>
              <table:table-cell office:value-type="float" office:value="0.0411574147311081">
                <text:p>0.0411574147311081</text:p>
              </table:table-cell>
              <table:table-cell office:value-type="float" office:value="0.038525296730986">
                <text:p>0.038525296730986</text:p>
              </table:table-cell>
            </table:table-row>
            <table:table-row>
              <table:table-cell office:value-type="string">
                <text:p>5500-6000</text:p>
              </table:table-cell>
              <table:table-cell office:value-type="float" office:value="0.0370684971078388">
                <text:p>0.0370684971078388</text:p>
              </table:table-cell>
              <table:table-cell office:value-type="float" office:value="0.0365360387242225">
                <text:p>0.0365360387242225</text:p>
              </table:table-cell>
            </table:table-row>
            <table:table-row>
              <table:table-cell office:value-type="string">
                <text:p>6000-6500</text:p>
              </table:table-cell>
              <table:table-cell office:value-type="float" office:value="0.033736149608303">
                <text:p>0.033736149608303</text:p>
              </table:table-cell>
              <table:table-cell office:value-type="float" office:value="0.0325243684105829">
                <text:p>0.0325243684105829</text:p>
              </table:table-cell>
            </table:table-row>
            <table:table-row>
              <table:table-cell office:value-type="string">
                <text:p>6500-7000</text:p>
              </table:table-cell>
              <table:table-cell office:value-type="float" office:value="0.0319822825032842">
                <text:p>0.0319822825032842</text:p>
              </table:table-cell>
              <table:table-cell office:value-type="float" office:value="0.0322591340096811">
                <text:p>0.0322591340096811</text:p>
              </table:table-cell>
            </table:table-row>
            <table:table-row>
              <table:table-cell office:value-type="string">
                <text:p>7000-7500</text:p>
              </table:table-cell>
              <table:table-cell office:value-type="float" office:value="0.0290798043922335">
                <text:p>0.0290798043922335</text:p>
              </table:table-cell>
              <table:table-cell office:value-type="float" office:value="0.027816457794576">
                <text:p>0.027816457794576</text:p>
              </table:table-cell>
            </table:table-row>
            <table:table-row>
              <table:table-cell office:value-type="string">
                <text:p>7500-8000</text:p>
              </table:table-cell>
              <table:table-cell office:value-type="float" office:value="0.0255755091373037">
                <text:p>0.0255755091373037</text:p>
              </table:table-cell>
              <table:table-cell office:value-type="float" office:value="0.0250978051853325">
                <text:p>0.0250978051853325</text:p>
              </table:table-cell>
            </table:table-row>
            <table:table-row>
              <table:table-cell office:value-type="string">
                <text:p>8000-8500</text:p>
              </table:table-cell>
              <table:table-cell office:value-type="float" office:value="0.0249461803525617">
                <text:p>0.0249461803525617</text:p>
              </table:table-cell>
              <table:table-cell office:value-type="float" office:value="0.0228101584775545">
                <text:p>0.0228101584775545</text:p>
              </table:table-cell>
            </table:table-row>
            <table:table-row>
              <table:table-cell office:value-type="string">
                <text:p>8500-9000</text:p>
              </table:table-cell>
              <table:table-cell office:value-type="float" office:value="0.0249530582627774">
                <text:p>0.0249530582627774</text:p>
              </table:table-cell>
              <table:table-cell office:value-type="float" office:value="0.0224786154764273">
                <text:p>0.0224786154764273</text:p>
              </table:table-cell>
            </table:table-row>
            <table:table-row>
              <table:table-cell office:value-type="string">
                <text:p>9000-9500</text:p>
              </table:table-cell>
              <table:table-cell office:value-type="float" office:value="0.0236084268155963">
                <text:p>0.0236084268155963</text:p>
              </table:table-cell>
              <table:table-cell office:value-type="float" office:value="0.0227770041774418">
                <text:p>0.0227770041774418</text:p>
              </table:table-cell>
            </table:table-row>
            <table:table-row>
              <table:table-cell office:value-type="string">
                <text:p>9500-10000</text:p>
              </table:table-cell>
              <table:table-cell office:value-type="float" office:value="0.0210704779459809">
                <text:p>0.0210704779459809</text:p>
              </table:table-cell>
              <table:table-cell office:value-type="float" office:value="0.0199257343677475">
                <text:p>0.0199257343677475</text:p>
              </table:table-cell>
            </table:table-row>
            <table:table-row>
              <table:table-cell office:value-type="string">
                <text:p>10000-10500</text:p>
              </table:table-cell>
              <table:table-cell office:value-type="float" office:value="0.0182195841615484">
                <text:p>0.0182195841615484</text:p>
              </table:table-cell>
              <table:table-cell office:value-type="float" office:value="0.0169086930574896">
                <text:p>0.0169086930574896</text:p>
              </table:table-cell>
            </table:table-row>
            <table:table-row>
              <table:table-cell office:value-type="string">
                <text:p>10500-11000</text:p>
              </table:table-cell>
              <table:table-cell office:value-type="float" office:value="0.0176831071647191">
                <text:p>0.0176831071647191</text:p>
              </table:table-cell>
              <table:table-cell office:value-type="float" office:value="0.0181685564617731">
                <text:p>0.0181685564617731</text:p>
              </table:table-cell>
            </table:table-row>
            <table:table-row>
              <table:table-cell office:value-type="string">
                <text:p>11000-11500</text:p>
              </table:table-cell>
              <table:table-cell office:value-type="float" office:value="0.0162696966153804">
                <text:p>0.0162696966153804</text:p>
              </table:table-cell>
              <table:table-cell office:value-type="float" office:value="0.0163450699555732">
                <text:p>0.0163450699555732</text:p>
              </table:table-cell>
            </table:table-row>
            <table:table-row>
              <table:table-cell office:value-type="string">
                <text:p>11500-12000</text:p>
              </table:table-cell>
              <table:table-cell office:value-type="float" office:value="0.0149078703926599">
                <text:p>0.0149078703926599</text:p>
              </table:table-cell>
              <table:table-cell office:value-type="float" office:value="0.0173065446588423">
                <text:p>0.0173065446588423</text:p>
              </table:table-cell>
            </table:table-row>
            <table:table-row>
              <table:table-cell office:value-type="string">
                <text:p>12000-12500</text:p>
              </table:table-cell>
              <table:table-cell office:value-type="float" office:value="0.0143266869794282">
                <text:p>0.0143266869794282</text:p>
              </table:table-cell>
              <table:table-cell office:value-type="float" office:value="0.014687354949937">
                <text:p>0.014687354949937</text:p>
              </table:table-cell>
            </table:table-row>
            <table:table-row>
              <table:table-cell office:value-type="string">
                <text:p>12500-13000</text:p>
              </table:table-cell>
              <table:table-cell office:value-type="float" office:value="0.0114964269256429">
                <text:p>0.0114964269256429</text:p>
              </table:table-cell>
              <table:table-cell office:value-type="float" office:value="0.012764405543399">
                <text:p>0.012764405543399</text:p>
              </table:table-cell>
            </table:table-row>
            <table:table-row>
              <table:table-cell office:value-type="string">
                <text:p>13000-13500</text:p>
              </table:table-cell>
              <table:table-cell office:value-type="float" office:value="0.0105954206873783">
                <text:p>0.0105954206873783</text:p>
              </table:table-cell>
              <table:table-cell office:value-type="float" office:value="0.0115376964392282">
                <text:p>0.0115376964392282</text:p>
              </table:table-cell>
            </table:table-row>
            <table:table-row>
              <table:table-cell office:value-type="string">
                <text:p>13500-14000</text:p>
              </table:table-cell>
              <table:table-cell office:value-type="float" office:value="0.00901006238264566">
                <text:p>0.00901006238264566</text:p>
              </table:table-cell>
              <table:table-cell office:value-type="float" office:value="0.0103772959352828">
                <text:p>0.0103772959352828</text:p>
              </table:table-cell>
            </table:table-row>
            <table:table-row>
              <table:table-cell office:value-type="string">
                <text:p>14000-14500</text:p>
              </table:table-cell>
              <table:table-cell office:value-type="float" office:value="0.00829475972020661">
                <text:p>0.00829475972020661</text:p>
              </table:table-cell>
              <table:table-cell office:value-type="float" office:value="0.00918374113122472">
                <text:p>0.00918374113122472</text:p>
              </table:table-cell>
            </table:table-row>
            <table:table-row>
              <table:table-cell office:value-type="string">
                <text:p>14500-15000</text:p>
              </table:table-cell>
              <table:table-cell office:value-type="float" office:value="0.00696732304856492">
                <text:p>0.00696732304856492</text:p>
              </table:table-cell>
              <table:table-cell office:value-type="float" office:value="0.00958159273257742">
                <text:p>0.00958159273257742</text:p>
              </table:table-cell>
            </table:table-row>
            <table:table-row>
              <table:table-cell office:value-type="string">
                <text:p>15000-15500</text:p>
              </table:table-cell>
              <table:table-cell office:value-type="float" office:value="0.0065580873907272">
                <text:p>0.0065580873907272</text:p>
              </table:table-cell>
              <table:table-cell office:value-type="float" office:value="0.0088853524302102">
                <text:p>0.0088853524302102</text:p>
              </table:table-cell>
            </table:table-row>
            <table:table-row>
              <table:table-cell office:value-type="string">
                <text:p>15500-16000</text:p>
              </table:table-cell>
              <table:table-cell office:value-type="float" office:value="0.0065752821662666">
                <text:p>0.0065752821662666</text:p>
              </table:table-cell>
              <table:table-cell office:value-type="float" office:value="0.00802334062727936">
                <text:p>0.00802334062727936</text:p>
              </table:table-cell>
            </table:table-row>
            <table:table-row>
              <table:table-cell office:value-type="string">
                <text:p>16000-16500</text:p>
              </table:table-cell>
              <table:table-cell office:value-type="float" office:value="0.00571898234440448">
                <text:p>0.00571898234440448</text:p>
              </table:table-cell>
              <table:table-cell office:value-type="float" office:value="0.00782441482660301">
                <text:p>0.00782441482660301</text:p>
              </table:table-cell>
            </table:table-row>
            <table:table-row>
              <table:table-cell office:value-type="string">
                <text:p>16500-17000</text:p>
              </table:table-cell>
              <table:table-cell office:value-type="float" office:value="0.00502431341261271">
                <text:p>0.00502431341261271</text:p>
              </table:table-cell>
              <table:table-cell office:value-type="float" office:value="0.00550361381871229">
                <text:p>0.00550361381871229</text:p>
              </table:table-cell>
            </table:table-row>
            <table:table-row>
              <table:table-cell office:value-type="string">
                <text:p>17000-17500</text:p>
              </table:table-cell>
              <table:table-cell office:value-type="float" office:value="0.00420928105204515">
                <text:p>0.00420928105204515</text:p>
              </table:table-cell>
              <table:table-cell office:value-type="float" office:value="0.00629931702141768">
                <text:p>0.00629931702141768</text:p>
              </table:table-cell>
            </table:table-row>
            <table:table-row>
              <table:table-cell office:value-type="string">
                <text:p>17500-18000</text:p>
              </table:table-cell>
              <table:table-cell office:value-type="float" office:value="0.0035111731651455">
                <text:p>0.0035111731651455</text:p>
              </table:table-cell>
              <table:table-cell office:value-type="float" office:value="0.00480737351634507">
                <text:p>0.00480737351634507</text:p>
              </table:table-cell>
            </table:table-row>
            <table:table-row>
              <table:table-cell office:value-type="string">
                <text:p>18000-18500</text:p>
              </table:table-cell>
              <table:table-cell office:value-type="float" office:value="0.00329451899334906">
                <text:p>0.00329451899334906</text:p>
              </table:table-cell>
              <table:table-cell office:value-type="float" office:value="0.0044426762151051">
                <text:p>0.0044426762151051</text:p>
              </table:table-cell>
            </table:table-row>
            <table:table-row>
              <table:table-cell office:value-type="string">
                <text:p>18500-19000</text:p>
              </table:table-cell>
              <table:table-cell office:value-type="float" office:value="0.0031156933277393">
                <text:p>0.0031156933277393</text:p>
              </table:table-cell>
              <table:table-cell office:value-type="float" office:value="0.00467475631589417">
                <text:p>0.00467475631589417</text:p>
              </table:table-cell>
            </table:table-row>
            <table:table-row>
              <table:table-cell office:value-type="string">
                <text:p>19000-19500</text:p>
              </table:table-cell>
              <table:table-cell office:value-type="float" office:value="0.0024622918572421">
                <text:p>0.0024622918572421</text:p>
              </table:table-cell>
              <table:table-cell office:value-type="float" office:value="0.0040448246137524">
                <text:p>0.0040448246137524</text:p>
              </table:table-cell>
            </table:table-row>
            <table:table-row>
              <table:table-cell office:value-type="string">
                <text:p>19500-20000</text:p>
              </table:table-cell>
              <table:table-cell office:value-type="float" office:value="0.00253794886961546">
                <text:p>0.00253794886961546</text:p>
              </table:table-cell>
              <table:table-cell office:value-type="float" office:value="0.00321596711093429">
                <text:p>0.00321596711093429</text:p>
              </table:table-cell>
            </table:table-row>
            <table:table-row>
              <table:table-cell office:value-type="string">
                <text:p>20000-20500</text:p>
              </table:table-cell>
              <table:table-cell office:value-type="float" office:value="0.00237287902443721">
                <text:p>0.00237287902443721</text:p>
              </table:table-cell>
              <table:table-cell office:value-type="float" office:value="0.00324912141104701">
                <text:p>0.00324912141104701</text:p>
              </table:table-cell>
            </table:table-row>
            <table:table-row>
              <table:table-cell office:value-type="string">
                <text:p>20500-21000</text:p>
              </table:table-cell>
              <table:table-cell office:value-type="float" office:value="0.00230753887738749">
                <text:p>0.00230753887738749</text:p>
              </table:table-cell>
              <table:table-cell office:value-type="float" office:value="0.00311650421059611">
                <text:p>0.00311650421059611</text:p>
              </table:table-cell>
            </table:table-row>
            <table:table-row>
              <table:table-cell office:value-type="string">
                <text:p>21000-21500</text:p>
              </table:table-cell>
              <table:table-cell office:value-type="float" office:value="0.00235568424889781">
                <text:p>0.00235568424889781</text:p>
              </table:table-cell>
              <table:table-cell office:value-type="float" office:value="0.00311650421059611">
                <text:p>0.00311650421059611</text:p>
              </table:table-cell>
            </table:table-row>
            <table:table-row>
              <table:table-cell office:value-type="string">
                <text:p>21500-22000</text:p>
              </table:table-cell>
              <table:table-cell office:value-type="float" office:value="0.00197396023192313">
                <text:p>0.00197396023192313</text:p>
              </table:table-cell>
              <table:table-cell office:value-type="float" office:value="0.00298388701014522">
                <text:p>0.00298388701014522</text:p>
              </table:table-cell>
            </table:table-row>
            <table:table-row>
              <table:table-cell office:value-type="string">
                <text:p>22000-22500</text:p>
              </table:table-cell>
              <table:table-cell office:value-type="float" office:value="0.00161286994559573">
                <text:p>0.00161286994559573</text:p>
              </table:table-cell>
              <table:table-cell office:value-type="float" office:value="0.0024202639082289">
                <text:p>0.0024202639082289</text:p>
              </table:table-cell>
            </table:table-row>
            <table:table-row>
              <table:table-cell office:value-type="string">
                <text:p>22500-23000</text:p>
              </table:table-cell>
              <table:table-cell office:value-type="float" office:value="0.00159567517005633">
                <text:p>0.00159567517005633</text:p>
              </table:table-cell>
              <table:table-cell office:value-type="float" office:value="0.00275180690935614">
                <text:p>0.00275180690935614</text:p>
              </table:table-cell>
            </table:table-row>
            <table:table-row>
              <table:table-cell office:value-type="string">
                <text:p>23000-23500</text:p>
              </table:table-cell>
              <table:table-cell office:value-type="float" office:value="0.00174011128458729">
                <text:p>0.00174011128458729</text:p>
              </table:table-cell>
              <table:table-cell office:value-type="float" office:value="0.0025528811086798">
                <text:p>0.0025528811086798</text:p>
              </table:table-cell>
            </table:table-row>
            <table:table-row>
              <table:table-cell office:value-type="string">
                <text:p>23500-24000</text:p>
              </table:table-cell>
              <table:table-cell office:value-type="float" office:value="0.00175730606012669">
                <text:p>0.00175730606012669</text:p>
              </table:table-cell>
              <table:table-cell office:value-type="float" office:value="0.00232080100789072">
                <text:p>0.00232080100789072</text:p>
              </table:table-cell>
            </table:table-row>
            <table:table-row>
              <table:table-cell office:value-type="string">
                <text:p>24000-24500</text:p>
              </table:table-cell>
              <table:table-cell office:value-type="float" office:value="0.00111766041006101">
                <text:p>0.00111766041006101</text:p>
              </table:table-cell>
              <table:table-cell office:value-type="float" office:value="0.00155825210529806">
                <text:p>0.00155825210529806</text:p>
              </table:table-cell>
            </table:table-row>
            <table:table-row>
              <table:table-cell office:value-type="string">
                <text:p>24500-25000</text:p>
              </table:table-cell>
              <table:table-cell office:value-type="float" office:value="0.00106263712833493">
                <text:p>0.00106263712833493</text:p>
              </table:table-cell>
              <table:table-cell office:value-type="float" office:value="0.00149194350507261">
                <text:p>0.00149194350507261</text:p>
              </table:table-cell>
            </table:table-row>
            <table:table-row>
              <table:table-cell office:value-type="string">
                <text:p>25000-25500</text:p>
              </table:table-cell>
              <table:table-cell office:value-type="float" office:value="0.00114517205092405">
                <text:p>0.00114517205092405</text:p>
              </table:table-cell>
              <table:table-cell office:value-type="float" office:value="0.00125986340428354">
                <text:p>0.00125986340428354</text:p>
              </table:table-cell>
            </table:table-row>
            <table:table-row>
              <table:table-cell office:value-type="string">
                <text:p>25500-26000</text:p>
              </table:table-cell>
              <table:table-cell office:value-type="float" office:value="0.00104200339768765">
                <text:p>0.00104200339768765</text:p>
              </table:table-cell>
              <table:table-cell office:value-type="float" office:value="0.00125986340428354">
                <text:p>0.00125986340428354</text:p>
              </table:table-cell>
            </table:table-row>
            <table:table-row>
              <table:table-cell office:value-type="string">
                <text:p>26000-26500</text:p>
              </table:table-cell>
              <table:table-cell office:value-type="float" office:value="0.000949151609774886">
                <text:p>0.000949151609774886</text:p>
              </table:table-cell>
              <table:table-cell office:value-type="float" office:value="0.00112724620383264">
                <text:p>0.00112724620383264</text:p>
              </table:table-cell>
            </table:table-row>
            <table:table-row>
              <table:table-cell office:value-type="string">
                <text:p>26500-27000</text:p>
              </table:table-cell>
              <table:table-cell office:value-type="float" office:value="0.000966346385314286">
                <text:p>0.000966346385314286</text:p>
              </table:table-cell>
              <table:table-cell office:value-type="float" office:value="0.000928320403156289">
                <text:p>0.000928320403156289</text:p>
              </table:table-cell>
            </table:table-row>
            <table:table-row>
              <table:table-cell office:value-type="string">
                <text:p>27000-27500</text:p>
              </table:table-cell>
              <table:table-cell office:value-type="float" office:value="0.000797837585028165">
                <text:p>0.000797837585028165</text:p>
              </table:table-cell>
              <table:table-cell office:value-type="float" office:value="0.00106093760360719">
                <text:p>0.00106093760360719</text:p>
              </table:table-cell>
            </table:table-row>
            <table:table-row>
              <table:table-cell office:value-type="string">
                <text:p>27500-28000</text:p>
              </table:table-cell>
              <table:table-cell office:value-type="float" office:value="0.000663718335820844">
                <text:p>0.000663718335820844</text:p>
              </table:table-cell>
              <table:table-cell office:value-type="float" office:value="0.000895166103043565">
                <text:p>0.000895166103043565</text:p>
              </table:table-cell>
            </table:table-row>
            <table:table-row>
              <table:table-cell office:value-type="string">
                <text:p>28000-28500</text:p>
              </table:table-cell>
              <table:table-cell office:value-type="float" office:value="0.000529599086613523">
                <text:p>0.000529599086613523</text:p>
              </table:table-cell>
              <table:table-cell office:value-type="float" office:value="0.000663086002254492">
                <text:p>0.000663086002254492</text:p>
              </table:table-cell>
            </table:table-row>
            <table:table-row>
              <table:table-cell office:value-type="string">
                <text:p>28500-29000</text:p>
              </table:table-cell>
              <table:table-cell office:value-type="float" office:value="0.000629328784742044">
                <text:p>0.000629328784742044</text:p>
              </table:table-cell>
              <table:table-cell office:value-type="float" office:value="0.000928320403156289">
                <text:p>0.000928320403156289</text:p>
              </table:table-cell>
            </table:table-row>
            <table:table-row>
              <table:table-cell office:value-type="string">
                <text:p>29000-29500</text:p>
              </table:table-cell>
              <table:table-cell office:value-type="float" office:value="0.000687791021576004">
                <text:p>0.000687791021576004</text:p>
              </table:table-cell>
              <table:table-cell office:value-type="float" office:value="0.000696240302367217">
                <text:p>0.000696240302367217</text:p>
              </table:table-cell>
            </table:table-row>
            <table:table-row>
              <table:table-cell office:value-type="string">
                <text:p>29500-30000</text:p>
              </table:table-cell>
              <table:table-cell office:value-type="float" office:value="0.000491770580426843">
                <text:p>0.000491770580426843</text:p>
              </table:table-cell>
              <table:table-cell office:value-type="float" office:value="0.000497314501690869">
                <text:p>0.000497314501690869</text:p>
              </table:table-cell>
            </table:table-row>
            <table:table-row>
              <table:table-cell office:value-type="string">
                <text:p>30000-30500</text:p>
              </table:table-cell>
              <table:table-cell office:value-type="float" office:value="0.000711863707331165">
                <text:p>0.000711863707331165</text:p>
              </table:table-cell>
              <table:table-cell office:value-type="float" office:value="0.000828857502818116">
                <text:p>0.000828857502818116</text:p>
              </table:table-cell>
            </table:table-row>
            <table:table-row>
              <table:table-cell office:value-type="string">
                <text:p>30500-31000</text:p>
              </table:table-cell>
              <table:table-cell office:value-type="float" office:value="0.000567427592800204">
                <text:p>0.000567427592800204</text:p>
              </table:table-cell>
              <table:table-cell office:value-type="float" office:value="0.000663086002254492">
                <text:p>0.000663086002254492</text:p>
              </table:table-cell>
            </table:table-row>
            <table:table-row>
              <table:table-cell office:value-type="string">
                <text:p>31000-31500</text:p>
              </table:table-cell>
              <table:table-cell office:value-type="float" office:value="0.000577744458123844">
                <text:p>0.000577744458123844</text:p>
              </table:table-cell>
              <table:table-cell office:value-type="float" office:value="0.000629931702141768">
                <text:p>0.000629931702141768</text:p>
              </table:table-cell>
            </table:table-row>
            <table:table-row>
              <table:table-cell office:value-type="string">
                <text:p>31500-32000</text:p>
              </table:table-cell>
              <table:table-cell office:value-type="float" office:value="0.000615572964310524">
                <text:p>0.000615572964310524</text:p>
              </table:table-cell>
              <table:table-cell office:value-type="float" office:value="0.000530468801803594">
                <text:p>0.000530468801803594</text:p>
              </table:table-cell>
            </table:table-row>
            <table:table-row>
              <table:table-cell office:value-type="string">
                <text:p>32000-32500</text:p>
              </table:table-cell>
              <table:table-cell office:value-type="float" office:value="0.000911323103588206">
                <text:p>0.000911323103588206</text:p>
              </table:table-cell>
              <table:table-cell office:value-type="float" office:value="0.000994629003381739">
                <text:p>0.000994629003381739</text:p>
              </table:table-cell>
            </table:table-row>
            <table:table-row>
              <table:table-cell office:value-type="string">
                <text:p>32500-33000</text:p>
              </table:table-cell>
              <table:table-cell office:value-type="float" office:value="0.000639645650065684">
                <text:p>0.000639645650065684</text:p>
              </table:table-cell>
              <table:table-cell office:value-type="float" office:value="0.00086201180293084">
                <text:p>0.00086201180293084</text:p>
              </table:table-cell>
            </table:table-row>
            <table:table-row>
              <table:table-cell office:value-type="string">
                <text:p>33000-33500</text:p>
              </table:table-cell>
              <table:table-cell office:value-type="float" office:value="0.000550232817260804">
                <text:p>0.000550232817260804</text:p>
              </table:table-cell>
              <table:table-cell office:value-type="float" office:value="0.000530468801803594">
                <text:p>0.000530468801803594</text:p>
              </table:table-cell>
            </table:table-row>
            <table:table-row>
              <table:table-cell office:value-type="string">
                <text:p>33500-34000</text:p>
              </table:table-cell>
              <table:table-cell office:value-type="float" office:value="0.000704985797115404">
                <text:p>0.000704985797115404</text:p>
              </table:table-cell>
              <table:table-cell office:value-type="float" office:value="0.000729394602479942">
                <text:p>0.000729394602479942</text:p>
              </table:table-cell>
            </table:table-row>
            <table:table-row>
              <table:table-cell office:value-type="string">
                <text:p>34000-34500</text:p>
              </table:table-cell>
              <table:table-cell office:value-type="float" office:value="0.000615572964310524">
                <text:p>0.000615572964310524</text:p>
              </table:table-cell>
              <table:table-cell office:value-type="float" office:value="0.000729394602479942">
                <text:p>0.000729394602479942</text:p>
              </table:table-cell>
            </table:table-row>
            <table:table-row>
              <table:table-cell office:value-type="string">
                <text:p>34500-35000</text:p>
              </table:table-cell>
              <table:table-cell office:value-type="float" office:value="0.00177793979077397">
                <text:p>0.00177793979077397</text:p>
              </table:table-cell>
              <table:table-cell office:value-type="float" office:value="0.000994629003381739">
                <text:p>0.000994629003381739</text:p>
              </table:table-cell>
            </table:table-row>
            <table:table-row>
              <table:table-cell office:value-type="string">
                <text:p>35000-35500</text:p>
              </table:table-cell>
              <table:table-cell office:value-type="float" office:value="0.000615572964310524">
                <text:p>0.000615572964310524</text:p>
              </table:table-cell>
              <table:table-cell office:value-type="float" office:value="0.00119355480405809">
                <text:p>0.00119355480405809</text:p>
              </table:table-cell>
            </table:table-row>
            <table:table-row>
              <table:table-cell office:value-type="string">
                <text:p>35500-36000</text:p>
              </table:table-cell>
              <table:table-cell office:value-type="float" office:value="0.000512404311074123">
                <text:p>0.000512404311074123</text:p>
              </table:table-cell>
              <table:table-cell office:value-type="float" office:value="0.00043100590146542">
                <text:p>0.00043100590146542</text:p>
              </table:table-cell>
            </table:table-row>
            <table:table-row>
              <table:table-cell office:value-type="string">
                <text:p>36000-36500</text:p>
              </table:table-cell>
              <table:table-cell office:value-type="float" office:value="0.000760009078841485">
                <text:p>0.000760009078841485</text:p>
              </table:table-cell>
              <table:table-cell office:value-type="float" office:value="0.00139248060473443">
                <text:p>0.00139248060473443</text:p>
              </table:table-cell>
            </table:table-row>
            <table:table-row>
              <table:table-cell office:value-type="string">
                <text:p>36500-37000</text:p>
              </table:table-cell>
              <table:table-cell office:value-type="float" office:value="0.000925078924019726">
                <text:p>0.000925078924019726</text:p>
              </table:table-cell>
              <table:table-cell office:value-type="float" office:value="0.000596777402029043">
                <text:p>0.000596777402029043</text:p>
              </table:table-cell>
            </table:table-row>
            <table:table-row>
              <table:table-cell office:value-type="string">
                <text:p>37000-37500</text:p>
              </table:table-cell>
              <table:table-cell office:value-type="float" office:value="0.000790959674812405">
                <text:p>0.000790959674812405</text:p>
              </table:table-cell>
              <table:table-cell office:value-type="float" office:value="0.000629931702141768">
                <text:p>0.000629931702141768</text:p>
              </table:table-cell>
            </table:table-row>
            <table:table-row>
              <table:table-cell office:value-type="string">
                <text:p>37500-38000</text:p>
              </table:table-cell>
              <table:table-cell office:value-type="float" office:value="0.000656840425605084">
                <text:p>0.000656840425605084</text:p>
              </table:table-cell>
              <table:table-cell office:value-type="float" office:value="0.000795703202705391">
                <text:p>0.000795703202705391</text:p>
              </table:table-cell>
            </table:table-row>
            <table:table-row>
              <table:table-cell office:value-type="string">
                <text:p>38000-38500</text:p>
              </table:table-cell>
              <table:table-cell office:value-type="float" office:value="0.000319822825032842">
                <text:p>0.000319822825032842</text:p>
              </table:table-cell>
              <table:table-cell office:value-type="float" office:value="0.000497314501690869">
                <text:p>0.000497314501690869</text:p>
              </table:table-cell>
            </table:table-row>
            <table:table-row>
              <table:table-cell office:value-type="string">
                <text:p>38500-39000</text:p>
              </table:table-cell>
              <table:table-cell office:value-type="float" office:value="0.000447064164024403">
                <text:p>0.000447064164024403</text:p>
              </table:table-cell>
              <table:table-cell office:value-type="float" office:value="0.000663086002254492">
                <text:p>0.000663086002254492</text:p>
              </table:table-cell>
            </table:table-row>
            <table:table-row>
              <table:table-cell office:value-type="string">
                <text:p>39000-39500</text:p>
              </table:table-cell>
              <table:table-cell office:value-type="float" office:value="0.000563988637692324">
                <text:p>0.000563988637692324</text:p>
              </table:table-cell>
              <table:table-cell office:value-type="float" office:value="0.000696240302367217">
                <text:p>0.000696240302367217</text:p>
              </table:table-cell>
            </table:table-row>
            <table:table-row>
              <table:table-cell office:value-type="string">
                <text:p>39500-40000</text:p>
              </table:table-cell>
              <table:table-cell office:value-type="float" office:value="0.000691229976683884">
                <text:p>0.000691229976683884</text:p>
              </table:table-cell>
              <table:table-cell office:value-type="float" office:value="0.000563623101916319">
                <text:p>0.000563623101916319</text:p>
              </table:table-cell>
            </table:table-row>
            <table:table-row>
              <table:table-cell office:value-type="string">
                <text:p>40000-40500</text:p>
              </table:table-cell>
              <table:table-cell office:value-type="float" office:value="0.000553671772368684">
                <text:p>0.000553671772368684</text:p>
              </table:table-cell>
              <table:table-cell office:value-type="float" office:value="0.000596777402029043">
                <text:p>0.000596777402029043</text:p>
              </table:table-cell>
            </table:table-row>
            <table:table-row>
              <table:table-cell office:value-type="string">
                <text:p>40500-41000</text:p>
              </table:table-cell>
              <table:table-cell office:value-type="float" office:value="0.000419552523161363">
                <text:p>0.000419552523161363</text:p>
              </table:table-cell>
              <table:table-cell office:value-type="float" office:value="0.00043100590146542">
                <text:p>0.00043100590146542</text:p>
              </table:table-cell>
            </table:table-row>
            <table:table-row>
              <table:table-cell office:value-type="string">
                <text:p>41000-41500</text:p>
              </table:table-cell>
              <table:table-cell office:value-type="float" office:value="0.000447064164024403">
                <text:p>0.000447064164024403</text:p>
              </table:table-cell>
              <table:table-cell office:value-type="float" office:value="0.00043100590146542">
                <text:p>0.00043100590146542</text:p>
              </table:table-cell>
            </table:table-row>
            <table:table-row>
              <table:table-cell office:value-type="string">
                <text:p>41500-42000</text:p>
              </table:table-cell>
              <table:table-cell office:value-type="float" office:value="0.000367968196543162">
                <text:p>0.000367968196543162</text:p>
              </table:table-cell>
              <table:table-cell office:value-type="float" office:value="0.000331543001127246">
                <text:p>0.000331543001127246</text:p>
              </table:table-cell>
            </table:table-row>
            <table:table-row>
              <table:table-cell office:value-type="string">
                <text:p>42000-42500</text:p>
              </table:table-cell>
              <table:table-cell office:value-type="float" office:value="0.000488331625318963">
                <text:p>0.000488331625318963</text:p>
              </table:table-cell>
              <table:table-cell office:value-type="float" office:value="0.000497314501690869">
                <text:p>0.000497314501690869</text:p>
              </table:table-cell>
            </table:table-row>
            <table:table-row>
              <table:table-cell office:value-type="string">
                <text:p>42500-43000</text:p>
              </table:table-cell>
              <table:table-cell office:value-type="float" office:value="0.000247604767767362">
                <text:p>0.000247604767767362</text:p>
              </table:table-cell>
              <table:table-cell office:value-type="float" office:value="0.000364697301239971">
                <text:p>0.000364697301239971</text:p>
              </table:table-cell>
            </table:table-row>
            <table:table-row>
              <table:table-cell office:value-type="string">
                <text:p>43000-43500</text:p>
              </table:table-cell>
              <table:table-cell office:value-type="float" office:value="0.000247604767767362">
                <text:p>0.000247604767767362</text:p>
              </table:table-cell>
              <table:table-cell office:value-type="float" office:value="0.000232080100789072">
                <text:p>0.000232080100789072</text:p>
              </table:table-cell>
            </table:table-row>
            <table:table-row>
              <table:table-cell office:value-type="string">
                <text:p>43500-44000</text:p>
              </table:table-cell>
              <table:table-cell office:value-type="float" office:value="0.000251043722875242">
                <text:p>0.000251043722875242</text:p>
              </table:table-cell>
              <table:table-cell office:value-type="float" office:value="0.000298388701014522">
                <text:p>0.000298388701014522</text:p>
              </table:table-cell>
            </table:table-row>
            <table:table-row>
              <table:table-cell office:value-type="string">
                <text:p>44000-44500</text:p>
              </table:table-cell>
              <table:table-cell office:value-type="float" office:value="0.000223532082012201">
                <text:p>0.000223532082012201</text:p>
              </table:table-cell>
              <table:table-cell office:value-type="float" office:value="0.000232080100789072">
                <text:p>0.000232080100789072</text:p>
              </table:table-cell>
            </table:table-row>
            <table:table-row>
              <table:table-cell office:value-type="string">
                <text:p>44500-45000</text:p>
              </table:table-cell>
              <table:table-cell office:value-type="float" office:value="0.000147875069638841">
                <text:p>0.000147875069638841</text:p>
              </table:table-cell>
              <table:table-cell office:value-type="float" office:value="0.000165771500563623">
                <text:p>0.000165771500563623</text:p>
              </table:table-cell>
            </table:table-row>
            <table:table-row>
              <table:table-cell office:value-type="string">
                <text:p>45000-45500</text:p>
              </table:table-cell>
              <table:table-cell office:value-type="float" office:value="0.000233848947335841">
                <text:p>0.000233848947335841</text:p>
              </table:table-cell>
              <table:table-cell office:value-type="float" office:value="0.0000663086002254492">
                <text:p>0.0000663086002254492</text:p>
              </table:table-cell>
            </table:table-row>
            <table:table-row>
              <table:table-cell office:value-type="string">
                <text:p>45500-46000</text:p>
              </table:table-cell>
              <table:table-cell office:value-type="float" office:value="0.000275116408630402">
                <text:p>0.000275116408630402</text:p>
              </table:table-cell>
              <table:table-cell office:value-type="float" office:value="0.000364697301239971">
                <text:p>0.000364697301239971</text:p>
              </table:table-cell>
            </table:table-row>
            <table:table-row>
              <table:table-cell office:value-type="string">
                <text:p>46000-46500</text:p>
              </table:table-cell>
              <table:table-cell office:value-type="float" office:value="0.000223532082012201">
                <text:p>0.000223532082012201</text:p>
              </table:table-cell>
              <table:table-cell office:value-type="float" office:value="0.000364697301239971">
                <text:p>0.000364697301239971</text:p>
              </table:table-cell>
            </table:table-row>
            <table:table-row>
              <table:table-cell office:value-type="string">
                <text:p>46500-47000</text:p>
              </table:table-cell>
              <table:table-cell office:value-type="float" office:value="0.000223532082012201">
                <text:p>0.000223532082012201</text:p>
              </table:table-cell>
              <table:table-cell office:value-type="float" office:value="0.000198925800676348">
                <text:p>0.000198925800676348</text:p>
              </table:table-cell>
            </table:table-row>
            <table:table-row>
              <table:table-cell office:value-type="string">
                <text:p>47000-47500</text:p>
              </table:table-cell>
              <table:table-cell office:value-type="float" office:value="0.000158191934962481">
                <text:p>0.000158191934962481</text:p>
              </table:table-cell>
              <table:table-cell office:value-type="float" office:value="0.000232080100789072">
                <text:p>0.000232080100789072</text:p>
              </table:table-cell>
            </table:table-row>
            <table:table-row>
              <table:table-cell office:value-type="string">
                <text:p>47500-48000</text:p>
              </table:table-cell>
              <table:table-cell office:value-type="float" office:value="0.000130680294099441">
                <text:p>0.000130680294099441</text:p>
              </table:table-cell>
              <table:table-cell office:value-type="float" office:value="0.000198925800676348">
                <text:p>0.000198925800676348</text:p>
              </table:table-cell>
            </table:table-row>
            <table:table-row>
              <table:table-cell office:value-type="string">
                <text:p>48000-48500</text:p>
              </table:table-cell>
              <table:table-cell office:value-type="float" office:value="0.000206337306472801">
                <text:p>0.000206337306472801</text:p>
              </table:table-cell>
              <table:table-cell office:value-type="float" office:value="0.000198925800676348">
                <text:p>0.000198925800676348</text:p>
              </table:table-cell>
            </table:table-row>
            <table:table-row>
              <table:table-cell office:value-type="string">
                <text:p>48500-49000</text:p>
              </table:table-cell>
              <table:table-cell office:value-type="float" office:value="0.000185703575825521">
                <text:p>0.000185703575825521</text:p>
              </table:table-cell>
              <table:table-cell office:value-type="float" office:value="0.000165771500563623">
                <text:p>0.000165771500563623</text:p>
              </table:table-cell>
            </table:table-row>
            <table:table-row>
              <table:table-cell office:value-type="string">
                <text:p>49000-49500</text:p>
              </table:table-cell>
              <table:table-cell office:value-type="float" office:value="0.000130680294099441">
                <text:p>0.000130680294099441</text:p>
              </table:table-cell>
              <table:table-cell office:value-type="float" office:value="0.0000663086002254492">
                <text:p>0.0000663086002254492</text:p>
              </table:table-cell>
            </table:table-row>
            <table:table-row>
              <table:table-cell office:value-type="string">
                <text:p>49500-50000</text:p>
              </table:table-cell>
              <table:table-cell office:value-type="float" office:value="0.0000687791021576004">
                <text:p>0.0000687791021576004</text:p>
              </table:table-cell>
              <table:table-cell office:value-type="float" office:value="0.000132617200450898">
                <text:p>0.000132617200450898</text:p>
              </table:table-cell>
            </table:table-row>
            <table:table-row>
              <table:table-cell office:value-type="string">
                <text:p>&gt;50000</text:p>
              </table:table-cell>
              <table:table-cell office:value-type="float" office:value="0.00536820892340071">
                <text:p>0.00536820892340071</text:p>
              </table:table-cell>
              <table:table-cell office:value-type="float" office:value="0.00510576221735959">
                <text:p>0.005105762217359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